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cm" svg:y1="14.201cm" svg:x2="7cm" svg:y2="23.434cm">
          <text:p/>
        </draw:line>
        <draw:line draw:style-name="gr1" draw:text-style-name="P1" draw:layer="layout" svg:x1="13.833cm" svg:y1="5.345cm" svg:x2="13.833cm" svg:y2="15.281cm">
          <text:p/>
        </draw:line>
        <draw:line draw:style-name="gr1" draw:text-style-name="P1" draw:layer="layout" svg:x1="9.773cm" svg:y1="14.791cm" svg:x2="16.307cm" svg:y2="14.791cm">
          <text:p/>
        </draw:line>
        <draw:line draw:style-name="gr1" draw:text-style-name="P1" draw:layer="layout" svg:x1="5.562cm" svg:y1="24.514cm" svg:x2="13.823cm" svg:y2="24.514cm">
          <text:p/>
        </draw:line>
        <draw:line draw:style-name="gr1" draw:text-style-name="P1" draw:layer="layout" svg:x1="7cm" svg:y1="23.434cm" svg:x2="12.419cm" svg:y2="23.434cm">
          <text:p/>
        </draw:line>
        <draw:line draw:style-name="gr1" draw:text-style-name="P1" draw:layer="layout" svg:x1="9.017cm" svg:y1="2.791cm" svg:x2="17.225cm" svg:y2="2.791cm">
          <text:p/>
        </draw:line>
        <draw:line draw:style-name="gr1" draw:text-style-name="P1" draw:layer="layout" svg:x1="4.482cm" svg:y1="8.045cm" svg:x2="9.233cm" svg:y2="8.045cm">
          <text:p/>
        </draw:line>
        <draw:line draw:style-name="gr1" draw:text-style-name="P1" draw:layer="layout" svg:x1="13.833cm" svg:y1="8.477cm" svg:x2="16.631cm" svg:y2="8.477cm">
          <text:p/>
        </draw:line>
        <draw:line draw:style-name="gr1" draw:text-style-name="P1" draw:layer="layout" svg:x1="4.158cm" svg:y1="11.663cm" svg:x2="9.827cm" svg:y2="11.663cm">
          <text:p/>
        </draw:line>
        <draw:line draw:style-name="gr1" draw:text-style-name="P1" draw:layer="layout" svg:x1="3.402cm" svg:y1="19.115cm" svg:x2="10.637cm" svg:y2="19.115cm">
          <text:p/>
        </draw:line>
        <draw:line draw:style-name="gr1" draw:text-style-name="P1" draw:layer="layout" svg:x1="16.631cm" svg:y1="8.477cm" svg:x2="16.631cm" svg:y2="10.961cm">
          <text:p/>
        </draw:line>
        <draw:line draw:style-name="gr1" draw:text-style-name="P1" draw:layer="layout" svg:x1="16.685cm" svg:y1="20.735cm" svg:x2="13.175cm" svg:y2="20.735cm">
          <text:p/>
        </draw:line>
        <draw:line draw:style-name="gr1" draw:text-style-name="P1" draw:layer="layout" svg:x1="11.609cm" svg:y1="17.387cm" svg:x2="11.609cm" svg:y2="21.005cm">
          <text:p/>
        </draw:line>
        <draw:custom-shape draw:style-name="gr2" draw:text-style-name="P1" draw:layer="layout" svg:width="5.993cm" svg:height="5.831cm" svg:x="2.7cm" svg:y="4.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0:46:38.361051563</meta:creation-date>
    <dc:date>2016-11-01T19:07:27.079187698</dc:date>
    <meta:editing-duration>P9DT8H4M51S</meta:editing-duration>
    <meta:editing-cycles>123</meta:editing-cycles>
    <meta:generator>LibreOffice/4.2.8.2$Linux_x86 LibreOffice_project/420m0$Build-2</meta:generator>
    <meta:document-statistic meta:object-count="14"/>
  </office:meta>
</office:document-meta>
</file>